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06884B808E5.png"/>
  <manifest:file-entry manifest:media-type="image/png" manifest:full-path="Pictures/1000000000000640000004B063BF812E.png"/>
  <manifest:file-entry manifest:media-type="image/png" manifest:full-path="Pictures/1000000000000193000000FDC9F30E85.png"/>
  <manifest:file-entry manifest:media-type="image/png" manifest:full-path="Pictures/1000000000000198000001AB5BD3C6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305cm" svg:stroke-color="#ff0000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draw:auto-grow-height="true" fo:min-height="13.859cm"/>
    </style:style>
    <style:style style:name="pr5" style:family="presentation" style:parent-style-name="template-outline1">
      <style:graphic-properties fo:min-height="13.859cm"/>
    </style:style>
    <style:style style:name="pr6" style:family="presentation" style:parent-style-name="template-title">
      <style:graphic-properties fo:min-height="3.506cm"/>
    </style:style>
    <style:style style:name="pr7" style:family="presentation" style:parent-style-name="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ffffff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4.929cm" svg:x="1.5cm" svg:y="6.164cm" presentation:class="title" presentation:user-transformed="true">
          <draw:text-box>
            <text:p text:style-name="P1"><text:span text:style-name="T1">日期</text:span><text:span text:style-name="T1"><text:line-break/></text:span><text:span text:style-name="T1">Date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简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公元纪年</text:p>
              </text:list-item>
              <text:list-item>
                <text:p>平年和闰年</text:p>
              </text:list-item>
              <text:list-item>
                <text:p>一年中的第几天</text:p>
              </text:list-item>
              <text:list-item>
                <text:p>日期的差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><text:span text:style-name="T3">阳历</text:span></text:p>
              </text:list-item>
              <text:list-item>
                <text:p><text:span text:style-name="T3">耶稣诞生年为公元元年</text:span></text:p>
                <text:list>
                  <text:list-item>
                    <text:p><text:span text:style-name="T4">公元元年前称“公元前”，公元元年后称“公元”</text:span></text:p>
                  </text:list-item>
                </text:list>
              </text:list-item>
              <text:list-item>
                <text:p><text:span text:style-name="T3">历史上消失的</text:span><text:span text:style-name="T3">10</text:span><text:span text:style-name="T3">天</text:span></text:p>
                <text:list>
                  <text:list-item>
                    <text:p><text:span text:style-name="T4">公元</text:span><text:span text:style-name="T4">1582</text:span><text:span text:style-name="T4">年</text:span><text:span text:style-name="T4">10</text:span><text:span text:style-name="T4">月</text:span><text:span text:style-name="T4">5</text:span><text:span text:style-name="T4">日－</text:span><text:span text:style-name="T4">10</text:span><text:span text:style-name="T4">月</text:span><text:span text:style-name="T4">14</text:span><text:span text:style-name="T4">日</text:span></text:p>
                  </text:list-item>
                  <text:list-item>
                    <text:p><text:span text:style-name="T4">由于历法的误差，到十六世纪</text:span><text:span text:style-name="T4">80</text:span><text:span text:style-name="T4">年代，当时的历法已经不能准确显示太阳的轨迹。公元</text:span><text:span text:style-name="T4">1582</text:span><text:span text:style-name="T4">年</text:span><text:span text:style-name="T4">3</text:span><text:span text:style-name="T4">曰</text:span><text:span text:style-name="T4">1</text:span><text:span text:style-name="T4">日，罗马教皇格里高利十三布诏修改儒略历。 </text:span></text:p>
                  </text:list-item>
                </text:list>
              </text:list-item>
              <text:list-item>
                <text:p><text:span text:style-name="T3">UNIX Timestamp</text:span><text:span text:style-name="T3">（时间戳）</text:span></text:p>
                <text:list>
                  <text:list-item>
                    <text:p><text:span text:style-name="T4">从</text:span><text:span text:style-name="T4">1970</text:span><text:span text:style-name="T4">年</text:span><text:span text:style-name="T4">1</text:span><text:span text:style-name="T4">月</text:span><text:span text:style-name="T4">1</text:span><text:span text:style-name="T4">日</text:span><text:span text:style-name="T4">0</text:span><text:span text:style-name="T4">时</text:span><text:span text:style-name="T4">0</text:span><text:span text:style-name="T4">分</text:span><text:span text:style-name="T4">0</text:span><text:span text:style-name="T4">秒开始到现在的秒数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301cm" svg:y="0.494cm" presentation:class="title" presentation:user-transformed="true">
          <draw:text-box>
            <text:p>公元纪年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6" draw:layer="layout" svg:width="25.199cm" svg:height="3.506cm" svg:x="1.301cm" svg:y="0.494cm" presentation:class="title" presentation:user-transformed="true">
          <draw:text-box>
            <text:p>平年和闰年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平年与闰年的判定</text:p>
                <text:list>
                  <text:list-item>
                    <text:p>整百年份除以400</text:p>
                    <text:list>
                      <text:list-item>
                        <text:p>有余数为平年</text:p>
                      </text:list-item>
                      <text:list-item>
                        <text:p>没有余数为闰年</text:p>
                      </text:list-item>
                    </text:list>
                  </text:list-item>
                  <text:list-item>
                    <text:p>普通年份除以4</text:p>
                    <text:list>
                      <text:list-item>
                        <text:p>有余数为平年</text:p>
                      </text:list-item>
                      <text:list-item>
                        <text:p>没有余数为闰年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平年和闰年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闰年的条件为</text:p>
                <text:list>
                  <text:list-item>
                    <text:p>如果是400的倍数则一定是闰年</text:p>
                  </text:list-item>
                  <text:list-item>
                    <text:p>如果是4的倍数且不是100的倍数则一定是闰年</text:p>
                  </text:list-item>
                  <text:list-item>
                    <text:p>上面两个条件满足一个即可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5.299cm" svg:height="4.656cm" svg:x="1.371cm" svg:y="12.489cm">
          <draw:image xlink:href="Pictures/10000000000002350000006884B808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2T1">
        <office:forms form:automatic-focus="false" form:apply-design-mode="false"/>
        <draw:frame presentation:style-name="pr6" draw:layer="layout" svg:width="25.199cm" svg:height="3.506cm" svg:x="1.301cm" svg:y="0.494cm" presentation:class="title" presentation:user-transformed="true">
          <draw:text-box>
            <text:p>一年中的第几天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给出一日期，例如4月24日，计算这是这一年中的第几天（年份是平年）？</text:p>
              </text:list-item>
              <text:list-item>
                <text:p>思路</text:p>
                <text:list>
                  <text:list-item>
                    <text:p>计算从1月1日到这一天的天数</text:p>
                  </text:list-item>
                  <text:list-item>
                    <text:p>先算出1月～3月的天数和</text:p>
                  </text:list-item>
                  <text:list-item>
                    <text:p>然后加上本月经过的24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一年中的第几天</text:p>
          </draw:text-box>
        </draw:frame>
        <draw:frame draw:style-name="gr4" draw:text-style-name="P1" draw:layer="layout" svg:width="22.076cm" svg:height="13.859cm" svg:x="2.961cm" svg:y="4.913cm" presentation:class="graphic">
          <draw:image xlink:href="Pictures/1000000000000193000000FDC9F30E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template" presentation:presentation-page-layout-name="AL2T1">
        <office:forms form:automatic-focus="false" form:apply-design-mode="false"/>
        <draw:frame presentation:style-name="pr6" draw:layer="layout" svg:width="25.199cm" svg:height="3.506cm" svg:x="1.301cm" svg:y="0.494cm" presentation:class="title" presentation:user-transformed="true">
          <draw:text-box>
            <text:p>日期的差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任意给出两个日期，计算这两个日期中间相差多少天？（年份是平年）</text:p>
              </text:list-item>
              <text:list-item>
                <text:p>思路</text:p>
                <text:list>
                  <text:list-item>
                    <text:p>分成三部分分别计算</text:p>
                  </text:list-item>
                </text:list>
              </text:list-item>
            </text:list>
          </draw:text-box>
        </draw:frame>
        <draw:line draw:style-name="gr5" draw:text-style-name="P1" draw:layer="layout" svg:x1="4.545cm" svg:y1="15.24cm" svg:x2="24.865cm" svg:y2="15.24cm">
          <text:p/>
        </draw:line>
        <draw:line draw:style-name="gr5" draw:text-style-name="P1" draw:layer="layout" svg:x1="4.645cm" svg:y1="15.24cm" svg:x2="4.645cm" svg:y2="13.97cm">
          <text:p/>
        </draw:line>
        <draw:line draw:style-name="gr5" draw:text-style-name="P1" draw:layer="layout" svg:x1="7.945cm" svg:y1="15.24cm" svg:x2="7.945cm" svg:y2="13.97cm">
          <text:p/>
        </draw:line>
        <draw:line draw:style-name="gr5" draw:text-style-name="P1" draw:layer="layout" svg:x1="20.445cm" svg:y1="15.24cm" svg:x2="20.445cm" svg:y2="13.97cm">
          <text:p/>
        </draw:line>
        <draw:line draw:style-name="gr5" draw:text-style-name="P1" draw:layer="layout" svg:x1="24.645cm" svg:y1="15.24cm" svg:x2="24.645cm" svg:y2="13.97cm">
          <text:p/>
        </draw:line>
        <draw:frame draw:style-name="gr6" draw:text-style-name="P6" draw:layer="layout" svg:width="5.434cm" svg:height="1.398cm" svg:x="11.935cm" svg:y="15.745cm">
          <draw:text-box>
            <text:p><text:span text:style-name="T2">整月份天数</text:span></text:p>
          </draw:text-box>
        </draw:frame>
        <draw:frame draw:style-name="gr6" draw:text-style-name="P6" draw:layer="layout" svg:width="7.407cm" svg:height="1.398cm" svg:x="1.18cm" svg:y="15.775cm">
          <draw:text-box>
            <text:p><text:span text:style-name="T2">到整月差的天数</text:span></text:p>
          </draw:text-box>
        </draw:frame>
        <draw:frame draw:style-name="gr6" draw:text-style-name="P6" draw:layer="layout" svg:width="8.393cm" svg:height="1.398cm" svg:x="18.935cm" svg:y="15.745cm">
          <draw:text-box>
            <text:p><text:span text:style-name="T2">最后一月剩余天数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layer="layout" svg:width="16.79cm" svg:height="13.364cm" svg:x="2.098cm" svg:y="14.107cm" presentation:class="notes" presentation:user-transformed="true">
            <draw:text-box>
              <text:p>如果起止日期在同一个月里呢？（1月4日～1月13日）</text:p>
              <text:p>这个算法会出现bug，要分开处理</text:p>
            </draw:text-box>
          </draw:frame>
        </presentation:notes>
      </draw:page>
      <draw:page draw:name="page9" draw:style-name="dp3" draw:master-page-name="template" presentation:presentation-page-layout-name="AL2T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日期的差</text:p>
          </draw:text-box>
        </draw:frame>
        <draw:frame draw:style-name="gr3" draw:text-style-name="P1" draw:layer="layout" svg:width="15.75cm" svg:height="16.485cm" svg:x="6.35cm" svg:y="4.345cm" presentation:class="graphic" presentation:user-transformed="true">
          <draw:image xlink:href="Pictures/1000000000000198000001AB5BD3C6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layer="layout" svg:width="16.79cm" svg:height="13.364cm" svg:x="2.098cm" svg:y="14.107cm" presentation:class="notes" presentation:user-transformed="true">
            <draw:text-box>
              <text:p>如果起止日期在同一个月里呢？（1月4日～1月13日）</text:p>
              <text:p>这个算法会出现bug，要分开处理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6T09:26:45</meta:creation-date>
    <dc:language>fi-FI</dc:language>
    <meta:editing-cycles>16</meta:editing-cycles>
    <meta:editing-duration>PT1H40M58S</meta:editing-duration>
    <meta:initial-creator>richardma </meta:initial-creator>
    <dc:date>2011-07-18T10:34:46</dc:date>
    <dc:creator>richardma 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